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5cm" style:rel-column-width="9349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7cm" style:rel-column-width="9356*"/>
    </style:style>
    <style:style style:name="Tabela1.D" style:family="table-column">
      <style:table-column-properties style:column-width="2.431cm" style:rel-column-width="9369*"/>
    </style:style>
    <style:style style:name="Tabela1.G" style:family="table-column">
      <style:table-column-properties style:column-width="2.429cm" style:rel-column-width="936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768a2e" officeooo:paragraph-rsid="00768a2e" fo:background-color="transparent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7a1b32" officeooo:paragraph-rsid="007a1b32" fo:background-color="transparent"/>
    </style:style>
    <style:style style:name="P4" style:family="paragraph" style:parent-style-name="Table_20_Contents">
      <style:paragraph-properties fo:text-align="start" style:justify-single-word="false"/>
      <style:text-properties style:font-name="Calibri"/>
    </style:style>
    <style:style style:name="P5" style:family="paragraph" style:parent-style-name="Table_20_Contents">
      <style:paragraph-properties fo:text-align="start" style:justify-single-word="false"/>
      <style:text-properties style:font-name="Calibri" officeooo:rsid="007dd3ba" officeooo:paragraph-rsid="007dd3ba"/>
    </style:style>
    <style:style style:name="P6" style:family="paragraph" style:parent-style-name="Table_20_Contents">
      <style:paragraph-properties fo:text-align="start" style:justify-single-word="false"/>
      <style:text-properties style:font-name="Calibri" style:text-underline-style="solid" style:text-underline-width="auto" style:text-underline-color="font-color" officeooo:rsid="007dd3ba" officeooo:paragraph-rsid="007dd3ba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8pt" officeooo:rsid="007dd3ba" officeooo:paragraph-rsid="007dd3ba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Calibri" style:text-underline-style="none" officeooo:rsid="007dd3ba" officeooo:paragraph-rsid="007dd3ba"/>
    </style:style>
    <style:style style:name="P10" style:family="paragraph" style:parent-style-name="Table_20_Contents">
      <style:paragraph-properties fo:text-align="start" style:justify-single-word="false"/>
      <style:text-properties style:font-name="Calibri" style:text-underline-style="none" officeooo:rsid="0081e2a7" officeooo:paragraph-rsid="0081e2a7"/>
    </style:style>
    <style:style style:name="P11" style:family="paragraph" style:parent-style-name="Table_20_Contents">
      <style:paragraph-properties fo:text-align="start" style:justify-single-word="false"/>
      <style:text-properties style:font-name="Calibri" officeooo:rsid="0081e2a7" officeooo:paragraph-rsid="0081e2a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officeooo:rsid="00553ebd" officeooo:paragraph-rsid="00553ebd"/>
    </style:style>
    <style:style style:name="T1" style:family="text">
      <style:text-properties officeooo:rsid="00783c01"/>
    </style:style>
    <style:style style:name="T2" style:family="text">
      <style:text-properties officeooo:rsid="007dd3ba"/>
    </style:style>
    <style:style style:name="T3" style:family="text">
      <style:text-properties officeooo:rsid="0081a5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1">21/06/16</text:span></text:p>
      <text:list xml:id="list7177891593132940574" text:style-name="L1">
        <text:list-header>
          <text:p text:style-name="P12"/>
        </text:list-header>
      </text:list>
      <text:p text:style-name="P2"/>
      <text:p text:style-name="P3">Atividades</text:p>
      <text:p text:style-name="P3">- “As telas estão ficando grandes”</text:p>
      <text:p text:style-name="P3"><text:tab/>- Links para consulta e edição</text:p>
      <text:p text:style-name="P3">- <text:span text:style-name="T2">Quem é responsável pela atividade?</text:span></text:p>
      <text:p text:style-name="P3">- <text:span text:style-name="T3">Conversar sobre as combinações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B"/>
        <table:table-column table:style-name="Tabela1.G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6">Ensino</text:p>
            <text:p text:style-name="P5">Pesquisa</text:p>
            <text:p text:style-name="P5">Extensão</text:p>
            <text:p text:style-name="P11">Outro</text:p>
          </table:table-cell>
          <table:table-cell table:style-name="Tabela1.A1" office:value-type="string">
            <text:p text:style-name="P5">Ensino</text:p>
            <text:p text:style-name="P6">Pesquisa</text:p>
            <text:p text:style-name="P5">Extensão</text:p>
            <text:p text:style-name="P11">Outro</text:p>
          </table:table-cell>
          <table:table-cell table:style-name="Tabela1.A1" office:value-type="string">
            <text:p text:style-name="P5">Ensino</text:p>
            <text:p text:style-name="P5">Pesquisa</text:p>
            <text:p text:style-name="P6">Extensão</text:p>
            <text:p text:style-name="P10">Outro</text:p>
          </table:table-cell>
          <table:table-cell table:style-name="Tabela1.A1" office:value-type="string">
            <text:p text:style-name="P9">Ensino</text:p>
            <text:p text:style-name="P5">Pesquisa</text:p>
            <text:p text:style-name="P5">Extensão</text:p>
            <text:p text:style-name="P11">Outro</text:p>
          </table:table-cell>
          <table:table-cell table:style-name="Tabela1.A1" office:value-type="string">
            <text:p text:style-name="P9">Ensino</text:p>
            <text:p text:style-name="P5">Pesquisa</text:p>
            <text:p text:style-name="P5">Extensão</text:p>
            <text:p text:style-name="P11">Outro</text:p>
          </table:table-cell>
          <table:table-cell table:style-name="Tabela1.G1" office:value-type="string">
            <text:p text:style-name="P9">Ensino</text:p>
            <text:p text:style-name="P5">Pesquisa</text:p>
            <text:p text:style-name="P5">Extensão</text:p>
            <text:p text:style-name="P11">Outro</text:p>
          </table:table-cell>
        </table:table-row>
        <table:table-row>
          <table:table-cell table:style-name="Tabela1.A2" office:value-type="string">
            <text:p text:style-name="P5">CoPE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G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5">CoE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G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5">Comitê de Ética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5">Comitê Gestor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5">Responsável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5">Equipe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G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5">Proponente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5">Orientador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G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5">Coordenador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G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3.2$Windows_x86 LibreOffice_project/644e4637d1d8544fd9f56425bd6cec110e49301b</meta:generator>
    <dc:date>2016-06-21T13:53:42.366000000</dc:date>
    <meta:editing-duration>PT6H10M39S</meta:editing-duration>
    <meta:editing-cycles>43</meta:editing-cycles>
    <meta:document-statistic meta:table-count="1" meta:image-count="0" meta:object-count="0" meta:page-count="1" meta:paragraph-count="52" meta:word-count="75" meta:character-count="419" meta:non-whitespace-character-count="395"/>
  </office:meta>
</office:document-meta>
</file>